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0.9243in" style:rel-column-width="9050*"/>
    </style:style>
    <style:style style:name="Table1.B" style:family="table-column">
      <style:table-column-properties style:column-width="5.7688in" style:rel-column-width="56485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fo:padding="0.0313in" fo:border-left="0.75pt solid #808080" fo:border-right="0.75pt solid #808080" fo:border-top="0.75pt solid #808080" fo:border-bottom="0.05pt solid #808080"/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fo:padding="0.0313in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0313in" fo:border-left="0.05pt solid #808080" fo:border-right="0.75pt solid #808080" fo:border-top="none" fo:border-bottom="0.05pt solid #808080"/>
    </style:style>
    <style:style style:name="Table1.A3" style:family="table-cell">
      <style:table-cell-properties fo:padding="0.0313in" fo:border-left="0.75pt solid #808080" fo:border-right="none" fo:border-top="none" fo:border-bottom="0.05pt solid #808080"/>
    </style:style>
    <style:style style:name="Table1.A4" style:family="table-cell">
      <style:table-cell-properties fo:padding="0.0313in" fo:border-left="0.75pt solid #808080" fo:border-right="none" fo:border-top="none" fo:border-bottom="0.05pt solid #808080"/>
    </style:style>
    <style:style style:name="Table1.A5" style:family="table-cell">
      <style:table-cell-properties fo:padding="0.0313in" fo:border-left="0.75pt solid #808080" fo:border-right="none" fo:border-top="none" fo:border-bottom="0.05pt solid #808080"/>
    </style:style>
    <style:style style:name="Table1.A6" style:family="table-cell">
      <style:table-cell-properties fo:padding="0.0313in" fo:border-left="0.75pt solid #808080" fo:border-right="none" fo:border-top="none" fo:border-bottom="0.05pt solid #808080"/>
    </style:style>
    <style:style style:name="Table1.A7" style:family="table-cell">
      <style:table-cell-properties fo:padding="0.0313in" fo:border-left="0.75pt solid #808080" fo:border-right="none" fo:border-top="none" fo:border-bottom="0.05pt solid #808080"/>
    </style:style>
    <style:style style:name="Table1.A8" style:family="table-cell">
      <style:table-cell-properties fo:padding="0.0313in" fo:border-left="0.75pt solid #808080" fo:border-right="none" fo:border-top="none" fo:border-bottom="0.05pt solid #808080"/>
    </style:style>
    <style:style style:name="Table1.A9" style:family="table-cell">
      <style:table-cell-properties fo:padding="0.0313in" fo:border-left="0.75pt solid #808080" fo:border-right="none" fo:border-top="none" fo:border-bottom="0.05pt solid #808080"/>
    </style:style>
    <style:style style:name="Table1.A10" style:family="table-cell">
      <style:table-cell-properties fo:padding="0.0313in" fo:border-left="0.75pt solid #808080" fo:border-right="none" fo:border-top="none" fo:border-bottom="0.05pt solid #808080"/>
    </style:style>
    <style:style style:name="Table1.A11" style:family="table-cell">
      <style:table-cell-properties fo:padding="0.0313in" fo:border-left="0.75pt solid #808080" fo:border-right="none" fo:border-top="none" fo:border-bottom="0.05pt solid #808080"/>
    </style:style>
    <style:style style:name="Table1.A12" style:family="table-cell">
      <style:table-cell-properties fo:padding="0.0313in" fo:border-left="0.75pt solid #808080" fo:border-right="none" fo:border-top="none" fo:border-bottom="0.05pt solid #808080"/>
    </style:style>
    <style:style style:name="Table1.A13" style:family="table-cell">
      <style:table-cell-properties fo:padding="0.0313in" fo:border-left="0.75pt solid #808080" fo:border-right="none" fo:border-top="none" fo:border-bottom="0.05pt solid #808080"/>
    </style:style>
    <style:style style:name="Table1.A14" style:family="table-cell">
      <style:table-cell-properties fo:padding="0.0313in" fo:border-left="0.75pt solid #808080" fo:border-right="none" fo:border-top="none" fo:border-bottom="0.05pt solid #808080"/>
    </style:style>
    <style:style style:name="Table1.A15" style:family="table-cell">
      <style:table-cell-properties fo:padding="0.0313in" fo:border-left="0.75pt solid #808080" fo:border-right="none" fo:border-top="none" fo:border-bottom="0.05pt solid #808080"/>
    </style:style>
    <style:style style:name="Table1.A16" style:family="table-cell">
      <style:table-cell-properties fo:padding="0.0313in" fo:border-left="0.75pt solid #808080" fo:border-right="none" fo:border-top="none" fo:border-bottom="0.05pt solid #808080"/>
    </style:style>
    <style:style style:name="Table1.A17" style:family="table-cell">
      <style:table-cell-properties fo:padding="0.0313in" fo:border-left="0.75pt solid #808080" fo:border-right="none" fo:border-top="none" fo:border-bottom="0.05pt solid #808080"/>
    </style:style>
    <style:style style:name="Table1.A18" style:family="table-cell">
      <style:table-cell-properties fo:padding="0.0313in" fo:border-left="0.75pt solid #808080" fo:border-right="none" fo:border-top="none" fo:border-bottom="0.05pt solid #808080"/>
    </style:style>
    <style:style style:name="Table1.A19" style:family="table-cell">
      <style:table-cell-properties fo:padding="0.0313in" fo:border-left="0.75pt solid #808080" fo:border-right="none" fo:border-top="none" fo:border-bottom="0.75pt solid #808080"/>
    </style:style>
    <style:style style:name="Table1.B19" style:family="table-cell">
      <style:table-cell-properties style:vertical-align="middle" fo:padding="0.0313in" fo:border-left="0.05pt solid #808080" fo:border-right="0.75pt solid #808080" fo:border-top="none" fo:border-bottom="0.75pt solid #808080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style:vertical-align="middle" fo:padding="0.0313in" fo:border="0.75pt solid #808080"/>
    </style:style>
    <style:style style:name="P1" style:family="paragraph" style:parent-style-name="List_20_Contents">
      <style:paragraph-properties fo:margin-top="0in" fo:margin-bottom="0.1965in"/>
    </style:style>
    <style:style style:name="P2" style:family="paragraph" style:parent-style-name="List_20_Contents">
      <style:paragraph-properties fo:margin-left="0.7874in" fo:margin-right="0in" fo:margin-top="0in" fo:margin-bottom="0.1965in" fo:text-indent="0in" style:auto-text-indent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style:font-size-asian="18pt" style:font-weight-asian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List_20_Heading">
      <style:paragraph-properties fo:margin-left="0.3937in" fo:margin-right="0in" fo:text-indent="0in" style:auto-text-indent="false"/>
    </style:style>
    <style:style style:name="P7" style:family="paragraph" style:parent-style-name="Preformatted_20_Text">
      <style:paragraph-properties fo:margin-top="0in" fo:margin-bottom="0.1965in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필드의 개요</text:p>
          </table:table-cell>
          <table:covered-table-cell/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ACTIVE_SENSING"><text:span text:style-name="Source_20_Text"><text:span text:style-name="T2">ACTIVE_SENSING</text:span></text:span></text:a><text:span text:style-name="Source_20_Text"><text:span text:style-name="T2"> </text:span></text:span><text:line-break/>          액티브 센싱 메세지의 스테이터스 바이트 (0xFE 또는 254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CHANNEL_PRESSURE"><text:span text:style-name="Source_20_Text"><text:span text:style-name="T2">CHANNEL_PRESSURE</text:span></text:span></text:a><text:span text:style-name="Source_20_Text"><text:span text:style-name="T2"> </text:span></text:span><text:line-break/>          채널 압력 (애프터 터치) 메세지의 커멘드치 (0xD0 또는 208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CONTINUE"><text:span text:style-name="Source_20_Text"><text:span text:style-name="T2">CONTINUE</text:span></text:span></text:a><text:span text:style-name="Source_20_Text"><text:span text:style-name="T2"> </text:span></text:span><text:line-break/>          콘티뉴멧세이지의 스테이터스 바이트 (0xFB 또는 251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CONTROL_CHANGE"><text:span text:style-name="Source_20_Text"><text:span text:style-name="T2">CONTROL_CHANGE</text:span></text:span></text:a><text:span text:style-name="Source_20_Text"><text:span text:style-name="T2"> </text:span></text:span><text:line-break/>          컨트롤 체인지 메세지의 커멘드치 (0xB0 또는 176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END_OF_EXCLUSIVE"><text:span text:style-name="Source_20_Text"><text:span text:style-name="T2">END_OF_EXCLUSIVE</text:span></text:span></text:a><text:span text:style-name="Source_20_Text"><text:span text:style-name="T2"> </text:span></text:span><text:line-break/>          시스템엔드오브에크스크루시브멧세이지의 스테이터스 바이트 (0xF7 또는 247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MIDI_TIME_CODE"><text:span text:style-name="Source_20_Text"><text:span text:style-name="T2">MIDI_TIME_CODE</text:span></text:span></text:a><text:span text:style-name="Source_20_Text"><text:span text:style-name="T2"> </text:span></text:span><text:line-break/>          MIDI 타임 코드 쿼터 프레임 메세지의 스테이터스 바이트 (0xF1 또는 241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NOTE_OFF"><text:span text:style-name="Source_20_Text"><text:span text:style-name="T2">NOTE_OFF</text:span></text:span></text:a><text:span text:style-name="Source_20_Text"><text:span text:style-name="T2"> </text:span></text:span><text:line-break/>          노트·오프 메세지의 커멘드치 (0x80 또는 128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NOTE_ON"><text:span text:style-name="Source_20_Text"><text:span text:style-name="T2">NOTE_ON</text:span></text:span></text:a><text:span text:style-name="Source_20_Text"><text:span text:style-name="T2"> </text:span></text:span><text:line-break/>          노트·온 메세지의 커멘드치 (0x90 또는 144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PITCH_BEND"><text:span text:style-name="Source_20_Text"><text:span text:style-name="T2">PITCH_BEND</text:span></text:span></text:a><text:span text:style-name="Source_20_Text"><text:span text:style-name="T2"> </text:span></text:span><text:line-break/>          핏치벤드멧세이지의 커멘드치 (0xE0 또는 224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POLY_PRESSURE"><text:span text:style-name="Source_20_Text"><text:span text:style-name="T2">POLY_PRESSURE</text:span></text:span></text:a><text:span text:style-name="Source_20_Text"><text:span text:style-name="T2"> </text:span></text:span><text:line-break/>          포리포닉크키프렛샤 (애프터 터치) 메세지의 커멘드치 (0xA0 또는 128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PROGRAM_CHANGE"><text:span text:style-name="Source_20_Text"><text:span text:style-name="T2">PROGRAM_CHANGE</text:span></text:span></text:a><text:span text:style-name="Source_20_Text"><text:span text:style-name="T2"> </text:span></text:span><text:line-break/>          프로그램 체인지 메세지의 커멘드치 (0xC0 또는 192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SONG_POSITION_POINTER"><text:span text:style-name="Source_20_Text"><text:span text:style-name="T2">SONG_POSITION_POINTER</text:span></text:span></text:a><text:span text:style-name="Source_20_Text"><text:span text:style-name="T2"> </text:span></text:span><text:line-break/>          노래 포지션 포인터 메세지의 스테이터스 바이트 (0xF2 또는 242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SONG_SELECT"><text:span text:style-name="Source_20_Text"><text:span text:style-name="T2">SONG_SELECT</text:span></text:span></text:a><text:span text:style-name="Source_20_Text"><text:span text:style-name="T2"> </text:span></text:span><text:line-break/>          MIDI 노래 셀렉트 메세지의 스테이터스 바이트 (0xF3 또는 243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START"><text:span text:style-name="Source_20_Text"><text:span text:style-name="T2">START</text:span></text:span></text:a><text:span text:style-name="Source_20_Text"><text:span text:style-name="T2"> </text:span></text:span><text:line-break/>          스타트 메세지의 스테이터스 바이트 (0xFA 또는 250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STOP"><text:span text:style-name="Source_20_Text"><text:span text:style-name="T2">STOP</text:span></text:span></text:a><text:span text:style-name="Source_20_Text"><text:span text:style-name="T2"> </text:span></text:span><text:line-break/>          스톱 메세지의 스테이터스 바이트 (0xFC 또는 252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SYSTEM_RESET"><text:span text:style-name="Source_20_Text"><text:span text:style-name="T2">SYSTEM_RESET</text:span></text:span></text:a><text:span text:style-name="Source_20_Text"><text:span text:style-name="T2"> </text:span></text:span><text:line-break/>          시스템 리셋트 메세지의 스테이터스 바이트 (0xFF 또는 255)</text:p>
          </table:table-cell>
        </table:table-row>
        <table:table-row table:style-name="Table1.2">
          <table:table-cell table:style-name="Table1.A18" office:value-type="string">
            <text:p text:style-name="P5"><text:span text:style-name="Source_20_Text"><text:span text:style-name="T1">static int</text:span></text:span></text:p>
          </table:table-cell>
          <table:table-cell table:style-name="Table1.B2" office:value-type="string">
            <text:p text:style-name="Table_20_Contents"><text:a xlink:type="simple" xlink:href="http://www.javacool.net/_cool/api_doc/kor_jdk140_doc/ShortMessage.html#TIMING_CLOCK"><text:span text:style-name="Source_20_Text"><text:span text:style-name="T2">TIMING_CLOCK</text:span></text:span></text:a><text:span text:style-name="Source_20_Text"><text:span text:style-name="T2"> </text:span></text:span><text:line-break/>          타이밍 클락 메세지의 스테이터스 바이트 (0xF8 또는 248)</text:p>
          </table:table-cell>
        </table:table-row>
        <table:table-row table:style-name="Table1.2">
          <table:table-cell table:style-name="Table1.A19" office:value-type="string">
            <text:p text:style-name="P5"><text:span text:style-name="Source_20_Text"><text:span text:style-name="T1">static int</text:span></text:span></text:p>
          </table:table-cell>
          <table:table-cell table:style-name="Table1.B19" office:value-type="string">
            <text:p text:style-name="Table_20_Contents"><text:a xlink:type="simple" xlink:href="http://www.javacool.net/_cool/api_doc/kor_jdk140_doc/ShortMessage.html#TUNE_REQUEST"><text:span text:style-name="Source_20_Text"><text:span text:style-name="T2">TUNE_REQUEST</text:span></text:span></text:a><text:span text:style-name="Source_20_Text"><text:span text:style-name="T2"> </text:span></text:span><text:line-break/>          츄리크에스트멧세이지의 스테이터스 바이트 (0xF6 또는 246)</text:p>
          </table:table-cell>
        </table:table-row>
      </table:table>
      <text:p text:style-name="Standard"/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필드의 상세</text:p>
          </table:table-cell>
        </table:table-row>
      </table:table>
      <text:h text:style-name="Heading_20_3" text:outline-level="3"><text:bookmark text:name="MIDI_TIME_CODE"/>MIDI_TIME_CODE</text:h>
      <text:p text:style-name="P7">public static final int <text:span text:style-name="T2">MIDI_TIME_CODE</text:span></text:p>
      <text:p text:style-name="P1">MIDI 타임 코드 쿼터 프레임 메세지의 스테이터스 바이트 (0xF1 또는 241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M'">정수 필드치</text:a> </text:p>
      <text:p text:style-name="Horizontal_20_Line"/>
      <text:h text:style-name="Heading_20_3" text:outline-level="3"><text:bookmark text:name="SONG_POSITION_POINTER"/>SONG_POSITION_POINTER</text:h>
      <text:p text:style-name="P7">public static final int <text:span text:style-name="T2">SONG_POSITION_POINTER</text:span></text:p>
      <text:p text:style-name="P1">노래 포지션 포인터 메세지의 스테이터스 바이트 (0xF2 또는 242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S'">정수 필드치</text:a> </text:p>
      <text:p text:style-name="Horizontal_20_Line"/>
      <text:h text:style-name="Heading_20_3" text:outline-level="3"><text:bookmark text:name="SONG_SELECT"/>SONG_SELECT</text:h>
      <text:p text:style-name="P7">public static final int <text:span text:style-name="T2">SONG_SELECT</text:span></text:p>
      <text:p text:style-name="P1">MIDI 노래 셀렉트 메세지의 스테이터스 바이트 (0xF3 또는 243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S'">정수 필드치</text:a> </text:p>
      <text:p text:style-name="Horizontal_20_Line"/>
      <text:h text:style-name="Heading_20_3" text:outline-level="3"><text:bookmark text:name="TUNE_REQUEST"/>TUNE_REQUEST</text:h>
      <text:p text:style-name="P7">public static final int <text:span text:style-name="T2">TUNE_REQUEST</text:span></text:p>
      <text:p text:style-name="P1">츄리크에스트멧세이지의 스테이터스 바이트 (0xF6 또는 246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T'">정수 필드치</text:a> </text:p>
      <text:p text:style-name="Horizontal_20_Line"/>
      <text:h text:style-name="Heading_20_3" text:outline-level="3"><text:bookmark text:name="END_OF_EXCLUSIVE"/><text:soft-page-break/>END_OF_EXCLUSIVE</text:h>
      <text:p text:style-name="P7">public static final int <text:span text:style-name="T2">END_OF_EXCLUSIVE</text:span></text:p>
      <text:p text:style-name="P1">시스템엔드오브에크스크루시브멧세이지의 스테이터스 바이트 (0xF7 또는 247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E'">정수 필드치</text:a> </text:p>
      <text:p text:style-name="Horizontal_20_Line"/>
      <text:h text:style-name="Heading_20_3" text:outline-level="3"><text:bookmark text:name="TIMING_CLOCK"/>TIMING_CLOCK</text:h>
      <text:p text:style-name="P7">public static final int <text:span text:style-name="T2">TIMING_CLOCK</text:span></text:p>
      <text:p text:style-name="P1">타이밍 클락 메세지의 스테이터스 바이트 (0xF8 또는 248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T'">정수 필드치</text:a> </text:p>
      <text:p text:style-name="Horizontal_20_Line"/>
      <text:h text:style-name="Heading_20_3" text:outline-level="3"><text:bookmark text:name="START"/>START</text:h>
      <text:p text:style-name="P7">public static final int <text:span text:style-name="T2">START</text:span></text:p>
      <text:p text:style-name="P1">스타트 메세지의 스테이터스 바이트 (0xFA 또는 250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S'">정수 필드치</text:a> </text:p>
      <text:p text:style-name="Horizontal_20_Line"/>
      <text:h text:style-name="Heading_20_3" text:outline-level="3"><text:bookmark text:name="CONTINUE"/>CONTINUE</text:h>
      <text:p text:style-name="P7">public static final int <text:span text:style-name="T2">CONTINUE</text:span></text:p>
      <text:p text:style-name="P1">콘티뉴멧세이지의 스테이터스 바이트 (0xFB 또는 251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C'">정수 필드치</text:a> </text:p>
      <text:p text:style-name="Horizontal_20_Line"/>
      <text:h text:style-name="Heading_20_3" text:outline-level="3"><text:bookmark text:name="STOP"/>STOP</text:h>
      <text:p text:style-name="P7">public static final int <text:span text:style-name="T2">STOP</text:span></text:p>
      <text:p text:style-name="P1">스톱 메세지의 스테이터스 바이트 (0xFC 또는 252) </text:p>
      <text:p text:style-name="P6"><text:soft-page-break/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S'">정수 필드치</text:a> </text:p>
      <text:p text:style-name="Horizontal_20_Line"/>
      <text:h text:style-name="Heading_20_3" text:outline-level="3"><text:bookmark text:name="ACTIVE_SENSING"/>ACTIVE_SENSING</text:h>
      <text:p text:style-name="P7">public static final int <text:span text:style-name="T2">ACTIVE_SENSING</text:span></text:p>
      <text:p text:style-name="P1">액티브 센싱 메세지의 스테이터스 바이트 (0xFE 또는 254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A'">정수 필드치</text:a> </text:p>
      <text:p text:style-name="Horizontal_20_Line"/>
      <text:h text:style-name="Heading_20_3" text:outline-level="3"><text:bookmark text:name="SYSTEM_RESET"/>SYSTEM_RESET</text:h>
      <text:p text:style-name="P7">public static final int <text:span text:style-name="T2">SYSTEM_RESET</text:span></text:p>
      <text:p text:style-name="P1">시스템 리셋트 메세지의 스테이터스 바이트 (0xFF 또는 255) </text:p>
      <text:p text:style-name="P6"><text:span text:style-name="T3">관련 항목</text:span><text:span text:style-name="T2">:</text:span></text:p>
      <text:p text:style-name="P2"><text:a xlink:type="simple" xlink:href="http://www.javacool.net/_cool/api_doc/kor_jdk140_doc/MidiMessage.html#getStatus%28%29"><text:span text:style-name="Source_20_Text">MidiMessage.getStatus()</text:span></text:a> , 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S'">정수 필드치</text:a> </text:p>
      <text:p text:style-name="Horizontal_20_Line"/>
      <text:h text:style-name="Heading_20_3" text:outline-level="3"><text:bookmark text:name="NOTE_OFF"/>NOTE_OFF</text:h>
      <text:p text:style-name="P7">public static final int <text:span text:style-name="T2">NOTE_OFF</text:span></text:p>
      <text:p text:style-name="P1">노트·오프 메세지의 커멘드치 (0x80 또는 128) </text:p>
      <text:p text:style-name="P6"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N'">정수 필드치</text:a> </text:p>
      <text:p text:style-name="Horizontal_20_Line"/>
      <text:h text:style-name="Heading_20_3" text:outline-level="3"><text:bookmark text:name="NOTE_ON"/>NOTE_ON</text:h>
      <text:p text:style-name="P7">public static final int <text:span text:style-name="T2">NOTE_ON</text:span></text:p>
      <text:p text:style-name="P1">노트·온 메세지의 커멘드치 (0x90 또는 144) </text:p>
      <text:p text:style-name="P6"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N'">정수 필드치</text:a> </text:p>
      <text:p text:style-name="Horizontal_20_Line"/>
      <text:h text:style-name="Heading_20_3" text:outline-level="3"><text:bookmark text:name="POLY_PRESSURE"/><text:soft-page-break/>POLY_PRESSURE</text:h>
      <text:p text:style-name="P7">public static final int <text:span text:style-name="T2">POLY_PRESSURE</text:span></text:p>
      <text:p text:style-name="P1">포리포닉크키프렛샤 (애프터 터치) 메세지의 커멘드치 (0xA0 또는 128) </text:p>
      <text:p text:style-name="P6"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P'">정수 필드치</text:a> </text:p>
      <text:p text:style-name="Horizontal_20_Line"/>
      <text:h text:style-name="Heading_20_3" text:outline-level="3"><text:bookmark text:name="CONTROL_CHANGE"/>CONTROL_CHANGE</text:h>
      <text:p text:style-name="P7">public static final int <text:span text:style-name="T2">CONTROL_CHANGE</text:span></text:p>
      <text:p text:style-name="P1">컨트롤 체인지 메세지의 커멘드치 (0xB0 또는 176) </text:p>
      <text:p text:style-name="P6"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C'">정수 필드치</text:a> </text:p>
      <text:p text:style-name="Horizontal_20_Line"/>
      <text:h text:style-name="Heading_20_3" text:outline-level="3"><text:bookmark text:name="PROGRAM_CHANGE"/>PROGRAM_CHANGE</text:h>
      <text:p text:style-name="P7">public static final int <text:span text:style-name="T2">PROGRAM_CHANGE</text:span></text:p>
      <text:p text:style-name="P1">프로그램 체인지 메세지의 커멘드치 (0xC0 또는 192) </text:p>
      <text:p text:style-name="P6"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P'">정수 필드치</text:a> </text:p>
      <text:p text:style-name="Horizontal_20_Line"/>
      <text:h text:style-name="Heading_20_3" text:outline-level="3"><text:bookmark text:name="CHANNEL_PRESSURE"/>CHANNEL_PRESSURE</text:h>
      <text:p text:style-name="P7">public static final int <text:span text:style-name="T2">CHANNEL_PRESSURE</text:span></text:p>
      <text:p text:style-name="P1">채널 압력 (애프터 터치) 메세지의 커멘드치 (0xD0 또는 208) </text:p>
      <text:p text:style-name="P6"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C'">정수 필드치</text:a> </text:p>
      <text:p text:style-name="Horizontal_20_Line"/>
      <text:h text:style-name="Heading_20_3" text:outline-level="3"><text:bookmark text:name="PITCH_BEND"/>PITCH_BEND</text:h>
      <text:p text:style-name="P7">public static final int <text:span text:style-name="T2">PITCH_BEND</text:span></text:p>
      <text:p text:style-name="P1">핏치벤드멧세이지의 커멘드치 (0xE0 또는 224) </text:p>
      <text:p text:style-name="P6"><text:soft-page-break/><text:span text:style-name="T3">관련 항목</text:span><text:span text:style-name="T2">:</text:span></text:p>
      <text:p text:style-name="P2"><text:a xlink:type="simple" xlink:href="javascript:if(confirm('http://javastudy.co.kr/api/api1.4/constant-values.html%20%20%5Cn%5CnThis%20file%20was%20not%20retrieved%20by%20Teleport%20Pro,%20because%20the%20server%20reports%20that%20this%20file%20cannot%20be%20found.%20%20%5Cn%5CnDo%20you%20want%20to%20open%20it%20from%20the%20server?'))window.location='http://javastudy.co.kr/api/api1.4/constant-values.html#javax.sound.midi.ShortMessage.P'">정수 필드치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3T19:57:11</meta:creation-date>
    <dc:date>2014-03-13T19:58:58</dc:date>
    <dc:creator>Administrator </dc:creator>
    <meta:editing-duration>PT1M23S</meta:editing-duration>
    <meta:editing-cycles>2</meta:editing-cycles>
    <meta:generator>LibreOffice/3.5$Linux_X86_64 LibreOffice_project/350m1$Build-2</meta:generator>
    <meta:document-statistic meta:table-count="2" meta:image-count="0" meta:object-count="0" meta:page-count="6" meta:paragraph-count="128" meta:word-count="980" meta:character-count="3275" meta:non-whitespace-character-count="2643"/>
  </office:meta>
</office:document-meta>
</file>